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a1426" officeooo:paragraph-rsid="001a1426"/>
    </style:style>
    <style:style style:name="P2" style:family="paragraph" style:parent-style-name="Standard">
      <style:text-properties fo:font-size="14pt" fo:font-weight="bold" officeooo:rsid="001a1426" officeooo:paragraph-rsid="001a1426" style:font-size-asian="14pt" style:font-weight-asian="bold" style:font-size-complex="14pt" style:font-weight-complex="bold"/>
    </style:style>
    <style:style style:name="P3" style:family="paragraph" style:parent-style-name="Standard">
      <style:text-properties fo:font-size="14pt" fo:font-style="italic" fo:font-weight="bold" officeooo:rsid="001a4694" officeooo:paragraph-rsid="001a4694" style:font-size-asian="14pt" style:font-style-asian="italic" style:font-weight-asian="bold" style:font-size-complex="14pt" style:font-style-complex="italic" style:font-weight-complex="bold"/>
    </style:style>
    <style:style style:name="P4" style:family="paragraph" style:parent-style-name="Standard">
      <style:text-properties fo:font-size="10.5pt" fo:font-weight="normal" officeooo:rsid="001a4694" officeooo:paragraph-rsid="001a4694" style:font-size-asian="10.5pt" style:font-weight-asian="normal" style:font-size-complex="10.5pt" style:font-weight-complex="normal"/>
    </style:style>
    <style:style style:name="P5" style:family="paragraph" style:parent-style-name="Standard">
      <style:text-properties officeooo:rsid="001a4694" officeooo:paragraph-rsid="001a4694"/>
    </style:style>
    <style:style style:name="T1" style:family="text">
      <style:text-properties officeooo:rsid="001a1426"/>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a4694" style:font-size-asian="14pt" style:font-weight-asian="bold" style:font-size-complex="14pt" style:font-weight-complex="bold"/>
    </style:style>
    <style:style style:name="T5" style:family="text">
      <style:text-properties fo:font-size="14pt" fo:font-style="italic" fo:font-weight="bold" style:font-size-asian="14pt" style:font-style-asian="italic" style:font-weight-asian="bold" style:font-size-complex="14pt" style:font-style-complex="italic"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style="italic" fo:font-weight="bold" style:font-size-asian="16pt" style:font-style-asian="italic" style:font-weight-asian="bold" style:font-size-complex="16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text:s/>Week1</text:span> <text:span text:style-name="T3"><text:s/></text:span><text:span text:style-name="T5">Theory lecture</text:span></text:p>
      <text:p text:style-name="P2"/>
      <text:p text:style-name="P3">introduction to Audio Signal Processing</text:p>
      <text:p text:style-name="P4">0:00</text:p>
      <text:p text:style-name="P4">皆さん、音楽アプリケーションのオーディオ信号処理コースへようこそ。これはオーディオ信号処理の入門的なクラスです。</text:p>
      <text:p text:style-name="P4">0:10</text:p>
      <text:p text:style-name="P4">この講義では、オーディオ信号処理の概念を紹介し、次に信号処理の一般的な音楽アプリケーションを紹介します。特に、ストレージ、データ圧縮、効果と変換、合成、および記述について述べます。これは、フィールドの可能性のフレーバーを与える必要があります。</text:p>
      <text:p text:style-name="P4">0:33</text:p>
      <text:p text:style-name="P4">最初に用語を定義する必要があります。だから、どうやってオーディオ信号処理を定義するのですか？</text:p>
      <text:p text:style-name="P4">0:40</text:p>
      <text:p text:style-name="P4">そして、簡単な言葉で言えば、それはエンジニアリング分野であり、意図的に計算方法に焦点を当て、音を変えることです。</text:p>
      <text:p text:style-name="P4">0:51</text:p>
      <text:p text:style-name="P4">このブロックダイアグラムでは、波形とサウンドが表示されます。オーディオ信号処理システムを介して行く。それは、あるデバイスや人による制御です。そして、それは別の信号、元の信号の変更されたバージョンを生成します。これは、波形であってもよいし、他の種類の信号であってもよい。</text:p>
      <text:p text:style-name="P4">1:19</text:p>
      <text:p text:style-name="P4">オーディオ信号、音は、デジタル形式またはアナログ形式のいずれかで電子的に表現することができる。信号処理は、いずれかのメインで発生することがあります。アナログプロセッサは電気信号で直接動作します。デジタルプロセッサは、その信号のバイナリ表現で数学的に動作します。</text:p>
      <text:p text:style-name="P4">1:40</text:p>
      <text:p text:style-name="P4">アナログサウンドは、通常は電気的です。波形の空気圧を表す電圧レベル。</text:p>
      <text:p text:style-name="P4">1:50</text:p>
      <text:p text:style-name="P4">これは、上のプロットに示されているような連続的な機能です。一方、デジタル表現は、圧力波形を2進数で表現します。したがって、この下のプロットには、示されているような離散関数として示されています。</text:p>
      <text:p text:style-name="P4">2:04</text:p>
      <text:p text:style-name="P4">デジタル表現は、マイクロプロセッサとコンピュータの使用を可能にする。また、アナログからデジタルへの変換が損失する傾向がありますが、ほとんどの現代のオーディオシステムではこのアプローチを使用しています。デジタル信号処理の技術は、アナログ技術に基づく技術よりはるかに強力で効率的です。</text:p>
      <text:p text:style-name="P4">2:27</text:p>
      <text:p text:style-name="P4">次に、オーディオ信号処理技術のいくつかの一般的なアプリケーションを見てみましょう。そのようなアプリケーションの1つは、サウンドの格納です。</text:p>
      <text:p text:style-name="P4">2:36</text:p>
      <text:p text:style-name="P5"><text:span text:style-name="T6">そして、記録再生として。音声、環境音、音楽などの音波のデジタル表現は、メディアに電気的または機械的刻印として記録することができ、これらの碑文から再現することができます。したがって、この写真に示されている有名なCDは、メディアの機械的表記として、音のデジタル表現を格納するメディアです。それで、そこから、録音された音を再現することができます。</text:span><text:span text:style-name="T1">もう1つの信号処理アプリケーションはデータ圧縮です。または、オーディオコーディングとも呼ばれます。ここでの目標は、デジタルオーディオストリームの帯域幅要件とオーディオファイルのストレージサイズを削減することです。圧縮技術には2種類あります。あなたが情報を失うことのないロスレスと呼ばれるもの、そして我々が損失と呼ぶもの。一部の情報は失われていますが、紛れもなく情報が知覚的に関連していないことが望まれます。したがって、この図では、例えば、知覚コーダを使用してコード化できるWAVファイルフォーマットであるサウンドのデジタル表現を見ることができます。そして、この損失のある表現を使用しているmp3ファイルのように、もっと小さくてコンパクトな表現に変換してください。</text:span></text:p>
      <text:p text:style-name="P1">4:15</text:p>
      <text:p text:style-name="P1">私たちがカバーするいくつかの基本的なテクニックは、オーディオ圧縮システムの背後にあります。</text:p>
      <text:p text:style-name="P1">4:25</text:p>
      <text:p text:style-name="P1">アプリケーションの大きなグループは、サウンドトランスフォーメーションの実行に関連しています。これらのタイプのアプリケーションは、ポストプロダクションおよび音楽的に作成されたアプリケーションで使用されます。たとえば、これらの2つのプロットでは、2つの典型的な変換があります。彼らはクラスで使用するソフトウェアの大胆さのために来る。</text:p>
      <text:p text:style-name="P1">4:50</text:p>
      <text:p text:style-name="P1">1つ目は、コンプレッサーです。それで、いくつかの周波数や信号のいくつかの成分を圧縮してダイナミックレンジを狭めることができます。それはデジタル領域のダイナミックレンジを最適化するために非常によく使用されています。もう一つは残響です。</text:p>
      <text:p text:style-name="P1">5:15</text:p>
      <text:p text:style-name="P1">これは、スタジオや乾燥した環境で録音される可能性のあるサウンドに適用されるエフェクトに非常によく使用されています。次に、大きなスペース、またはサウンドが生成されたスペースを再現します。しかし、私たちが話すことができる他の多くのタイプの変換があります。たとえば、エコー、イコライザー、フランジャー、フェイザー、コーラス<text:soft-page-break/>ピッチシフト、タイムストレッチ、ボイスエフェクト、3Dオーディオエフェクト、モーフィングなど、さまざまな話題があります。</text:p>
      <text:p text:style-name="P1">5:47</text:p>
      <text:p text:style-name="P1">もう一度、このコースでいくつかやっていきます。そして、いくつかの特定のテクニックについて説明します。信号処理の従来の用途の1つは、音声合成に関連しています。それは音を発生させることを目的としています。既存の音を模倣するか、新しい木材を作成するかのいずれか。ここでは、3つの一般的に使用される合成手法の3つのブロック図を示します。 1つはサブトラクティブ合成です。複雑な複雑なサウンドから始め、フィルターを使って成分を抽出したり取り出したりして、面白い音を出します。別のタイプのアルゴリズムは、ある発振器を別の発振器に基づいて変調するFM合成である。最後に基本的なオシレーター、基本信号、典型的には正弦波を加えることに基づいた技術である、加算合成の図があります。したがって、基本的なコンポーネントから複雑なサウンドを使用または再作成することができます。そして、多くの他の一般的な他の一般的なテクニックは、粒状の合成、物理的なモデリング、波形整形することができます。サンプリング、スペクトル合成、これらは、商業的に、または学術的な実験状況においてかなり使用される技術である。</text:p>
      <text:p text:style-name="P5">7:18</text:p>
      <text:p text:style-name="P5">私たちは、これらの技術のいくつかを開発し、使用します。特に加法と減法合成。</text:p>
      <text:p text:style-name="P5">7:26</text:p>
      <text:p text:style-name="P5">私が言及したい最後のアプリケーション群は、健全な記述に関連しています。サウンドの意味のある特性を記述しモデル化することを目的とした、オーディオ信号の分析技術。このトピックは、ここ数年で大きく拡大しています。そして、それは情報検索の分野で非常に重要です。ここでは、キーを抽出できるアルゴリズムのブロック図、音楽信号のコードのようなものをオーディオ信号から、さまざまなステップを経て調べます。私たちはそれがCメジャーな断片か、Aマイナーか、それとも音楽の持つ他の鍵かを特定することができます。そして、これらのタイプの記述は、異なるレベルの抽象化にグループ化することができます。だから我々は、信号に非常に関連する記述子の低レベルのタイプについて話すことができ、ラウドネス、木材、またはピッチを言及することができる。または、より多くの音楽レベルの説明について話し、特定のオーディオ断片のリズム、ハーモニー、またはメロディーについて話すことができます。最後に、高レベルのタイプの説明について話すことができます。音楽のジャンルや音楽の持つ感情などを参考にしてください。または、音楽と他の音楽がどれほど似ているかという考え。</text:p>
      <text:p text:style-name="P5">8:57</text:p>
      <text:p text:style-name="P5">音の自動記述は、このコースで扱うトピックの重要なアプリケーションになります。私たちは、信号の中高レベルの特徴を抽出することはできません。しかし、低レベルのフィーチャの分析に関する議論は、サウンドと音楽の記述の一般的な話題の基礎になっています。</text:p>
      <text:p text:style-name="P5">9:17</text:p>
      <text:p text:style-name="P5">そして、これはすべてアプリケーションのためのものです。</text:p>
      <text:p text:style-name="P5">9:21</text:p>
      <text:p text:style-name="P5">ですから、私が言及していることの概要は、Wikipediaのオーディオ信号処理の項目です。</text:p>
      <text:p text:style-name="P5">9:30</text:p>
      <text:p text:style-name="P5">クラスで使用するソフトウェアはすべてオープンソースです。プログラムの大胆さのように、私が参照してください。そして、私はここにリンクを持っています。そして、私が使用しようとしているすべてのスライドとコードがリリースされ、それらのCC Attribution Noncommercial-Share Alikeがリリースされます。オープンライセンスタイプのモデルです。私が使用するコードも、Affero GPLライセンスであるGPLの下でリリースされています。このウェブサイトから使用するすべてのスライドとすべてのコードを入手できます。</text:p>
      <text:p text:style-name="P5">10:09</text:p>
      <text:p text:style-name="P5">これらは講義のためのものです。オーディオ信号処理の概要を簡単に説明しました。いくつかの応用分野の例を挙げる。うまくいけば、これはあなたがコースで続けることをモチベーションしており、それはあなたがそれに専念しなければならない努力の価値があります。だから、次のクラスに会いましょう。ありがとうございま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6:05:21.512899076</meta:creation-date>
    <dc:date>2018-09-29T17:17:18.887700652</dc:date>
    <meta:editing-duration>PT1M26S</meta:editing-duration>
    <meta:editing-cycles>1</meta:editing-cycles>
    <meta:document-statistic meta:table-count="0" meta:image-count="0" meta:object-count="0" meta:page-count="2" meta:paragraph-count="48" meta:word-count="3532" meta:character-count="3717" meta:non-whitespace-character-count="3704"/>
    <meta:generator>LibreOffice/5.1.6.2$Linux_X86_64 LibreOffice_project/10m0$Build-2</meta:generator>
  </office:meta>
</office:document-meta>
</file>